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.0" office:value-type="float"/>
          <table:table-cell office:value="1.6593398486620354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.0" office:value-type="float"/>
          <table:table-cell office:value="1.7016220806403053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.0" office:value-type="float"/>
          <table:table-cell office:value="1.7042722950846627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.0" office:value-type="float"/>
          <table:table-cell office:value="1.6967156197405122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.0" office:value-type="float"/>
          <table:table-cell office:value="1.7105613982496592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.0" office:value-type="float"/>
          <table:table-cell office:value="1.700898888476753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.0" office:value-type="float"/>
          <table:table-cell office:value="1.7126003444524232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.0" office:value-type="float"/>
          <table:table-cell office:value="1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.0" office:value-type="float"/>
          <table:table-cell office:value="1.7041163352161282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.0" office:value-type="float"/>
          <table:table-cell office:value="1.7303394053288175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.0" office:value-type="float"/>
          <table:table-cell office:value="1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.0" office:value-type="float"/>
          <table:table-cell office:value="1.6832350642132252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.0" office:value-type="float"/>
          <table:table-cell office:value="1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.0" office:value-type="float"/>
          <table:table-cell office:value="1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.0" office:value-type="float"/>
          <table:table-cell office:value="1.6998801007168556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.0" office:value-type="float"/>
          <table:table-cell office:value="1.7001064951949705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.0" office:value-type="float"/>
          <table:table-cell office:value="1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667744793527154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.0" office:value-type="float"/>
          <table:table-cell office:value="1.7353792192872812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0.0" office:value-type="float"/>
          <table:table-cell office:value="1.6704451009471126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.0" office:value-type="float"/>
          <table:table-cell office:value="1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.0" office:value-type="float"/>
          <table:table-cell office:value="1.6891913849095235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.0" office:value-type="float"/>
          <table:table-cell office:value="1.7190018382662298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.0" office:value-type="float"/>
          <table:table-cell office:value="1.6863260010800383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.0" office:value-type="float"/>
          <table:table-cell office:value="1.7068636714403294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.0" office:value-type="float"/>
          <table:table-cell office:value="1.6653791420377333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.0" office:value-type="float"/>
          <table:table-cell office:value="1.7267827488399885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.0" office:value-type="float"/>
          <table:table-cell office:value="1.7465763986136356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.0" office:value-type="float"/>
          <table:table-cell office:value="1.6875894934265867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.0" office:value-type="float"/>
          <table:table-cell office:value="1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.0" office:value-type="float"/>
          <table:table-cell office:value="1.6862068065105502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.0" office:value-type="float"/>
          <table:table-cell office:value="1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.0" office:value-type="float"/>
          <table:table-cell office:value="1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0.0" office:value-type="float"/>
          <table:table-cell office:value="1.692171845964732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.0" office:value-type="float"/>
          <table:table-cell office:value="1.7000920280809728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.0" office:value-type="float"/>
          <table:table-cell office:value="1.721264920458722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.0" office:value-type="float"/>
          <table:table-cell office:value="1.6884810249442141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.0" office:value-type="float"/>
          <table:table-cell office:value="1.7494087178588322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.0" office:value-type="float"/>
          <table:table-cell office:value="1.7344687855679637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.0" office:value-type="float"/>
          <table:table-cell office:value="1.7032675772635335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.0" office:value-type="float"/>
          <table:table-cell office:value="1.6754999607848664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.0" office:value-type="float"/>
          <table:table-cell office:value="1.7060124892958912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.0" office:value-type="float"/>
          <table:table-cell office:value="1.735334262838056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.0" office:value-type="float"/>
          <table:table-cell office:value="1.7124569178099278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.0" office:value-type="float"/>
          <table:table-cell office:value="1.7095124263386097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.0" office:value-type="float"/>
          <table:table-cell office:value="1.7121924600260463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.0" office:value-type="float"/>
          <table:table-cell office:value="1.7182588677627502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.0" office:value-type="float"/>
          <table:table-cell office:value="1.6894085165671702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.0" office:value-type="float"/>
          <table:table-cell office:value="1.7042063060749653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.0" office:value-type="float"/>
          <table:table-cell office:value="1.6878194876199917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.0" office:value-type="float"/>
          <table:table-cell office:value="1.720138040778680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.0" office:value-type="float"/>
          <table:table-cell office:value="1.741912939404386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.0" office:value-type="float"/>
          <table:table-cell office:value="1.745843972434475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.0" office:value-type="float"/>
          <table:table-cell office:value="1.667847315384859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.0" office:value-type="float"/>
          <table:table-cell office:value="1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.0" office:value-type="float"/>
          <table:table-cell office:value="1.7100587876234348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.0" office:value-type="float"/>
          <table:table-cell office:value="1.7047537452255295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.0" office:value-type="float"/>
          <table:table-cell office:value="1.7083917297953943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.0" office:value-type="float"/>
          <table:table-cell office:value="1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.0" office:value-type="float"/>
          <table:table-cell office:value="1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.0" office:value-type="float"/>
          <table:table-cell office:value="1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.0" office:value-type="float"/>
          <table:table-cell office:value="1.73319263636487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.0" office:value-type="float"/>
          <table:table-cell office:value="1.6372881169623565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0" office:value-type="float"/>
          <table:table-cell office:value="0.2498319540535298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34.170675</meta:creation-date>
    <dc:date>2019-05-17T20:40:34.203695</dc:date>
    <meta:generator>http://pypi.python.org/pypi/ezodf/0.1.0$Python3.6.7 (default, Oct 22 2018, 11:32:17) 
[GCC 8.2.0]</meta:generator>
    <meta:document-statistic/>
    <meta:editing-cycles>1</meta:editing-cycles>
  </office:meta>
</office:document-meta>
</file>